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c8d6" officeooo:paragraph-rsid="001ec8d6"/>
    </style:style>
    <style:style style:name="P2" style:family="paragraph" style:parent-style-name="Table_20_Contents">
      <style:text-properties officeooo:rsid="001f2fe0" officeooo:paragraph-rsid="001f2fe0"/>
    </style:style>
    <style:style style:name="P3" style:family="paragraph" style:parent-style-name="Table_20_Contents">
      <style:text-properties officeooo:rsid="001f2fe0" officeooo:paragraph-rsid="00212315"/>
    </style:style>
    <style:style style:name="P4" style:family="paragraph" style:parent-style-name="Table_20_Contents">
      <style:text-properties officeooo:rsid="001f2fe0" officeooo:paragraph-rsid="0021e351"/>
    </style:style>
    <style:style style:name="P5" style:family="paragraph" style:parent-style-name="Table_20_Contents">
      <style:text-properties officeooo:rsid="00212315" officeooo:paragraph-rsid="00212315"/>
    </style:style>
    <style:style style:name="P6" style:family="paragraph" style:parent-style-name="Table_20_Contents">
      <style:text-properties officeooo:rsid="00212315" officeooo:paragraph-rsid="0021e351"/>
    </style:style>
    <style:style style:name="P7" style:family="paragraph" style:parent-style-name="Table_20_Contents">
      <style:text-properties officeooo:rsid="0021e351" officeooo:paragraph-rsid="0021e351"/>
    </style:style>
    <style:style style:name="P8" style:family="paragraph" style:parent-style-name="Table_20_Contents">
      <style:text-properties officeooo:rsid="00227c94" officeooo:paragraph-rsid="00227c94"/>
    </style:style>
    <style:style style:name="P9" style:family="paragraph" style:parent-style-name="Table_20_Contents">
      <style:text-properties officeooo:rsid="0024609a" officeooo:paragraph-rsid="0024609a"/>
    </style:style>
    <style:style style:name="P10" style:family="paragraph" style:parent-style-name="Table_20_Contents">
      <style:text-properties officeooo:rsid="0027baab" officeooo:paragraph-rsid="0028d7ab"/>
    </style:style>
    <style:style style:name="P11" style:family="paragraph" style:parent-style-name="Table_20_Contents">
      <style:text-properties officeooo:rsid="0028c24d" officeooo:paragraph-rsid="0028c24d"/>
    </style:style>
    <style:style style:name="P12" style:family="paragraph" style:parent-style-name="Table_20_Contents">
      <style:text-properties fo:font-weight="bold" officeooo:rsid="001ec8d6" officeooo:paragraph-rsid="001ec8d6" style:font-weight-asian="bold" style:font-weight-complex="bold"/>
    </style:style>
    <style:style style:name="P13" style:family="paragraph" style:parent-style-name="Table_20_Contents">
      <style:text-properties fo:font-weight="bold" officeooo:rsid="00212315" officeooo:paragraph-rsid="00212315" style:font-weight-asian="bold" style:font-weight-complex="bold"/>
    </style:style>
    <style:style style:name="P14" style:family="paragraph" style:parent-style-name="Table_20_Contents">
      <style:text-properties officeooo:rsid="002d27c5" officeooo:paragraph-rsid="002d27c5"/>
    </style:style>
    <style:style style:name="P15" style:family="paragraph" style:parent-style-name="Table_20_Contents">
      <style:text-properties officeooo:paragraph-rsid="00212315"/>
    </style:style>
    <style:style style:name="P16" style:family="paragraph" style:parent-style-name="Table_20_Contents">
      <style:text-properties officeooo:rsid="003336f7" officeooo:paragraph-rsid="003336f7"/>
    </style:style>
    <style:style style:name="P17" style:family="paragraph" style:parent-style-name="Table_20_Contents">
      <style:text-properties officeooo:rsid="00349fd8" officeooo:paragraph-rsid="00349fd8"/>
    </style:style>
    <style:style style:name="P18" style:family="paragraph" style:parent-style-name="Table_20_Contents">
      <style:text-properties officeooo:rsid="0035b438" officeooo:paragraph-rsid="0035b438"/>
    </style:style>
    <style:style style:name="P19" style:family="paragraph" style:parent-style-name="Table_20_Contents">
      <style:text-properties officeooo:rsid="0037a06f" officeooo:paragraph-rsid="0037a06f"/>
    </style:style>
    <style:style style:name="P20" style:family="paragraph" style:parent-style-name="Heading_20_1">
      <style:paragraph-properties fo:margin-top="0cm" fo:margin-bottom="0.3cm" style:contextual-spacing="false"/>
    </style:style>
    <style:style style:name="P21" style:family="paragraph" style:parent-style-name="Table_20_Contents">
      <style:text-properties officeooo:rsid="002d27c5" officeooo:paragraph-rsid="002d27c5"/>
    </style:style>
    <style:style style:name="P22" style:family="paragraph" style:parent-style-name="Table_20_Contents">
      <style:text-properties officeooo:rsid="0030ed83" officeooo:paragraph-rsid="0030ed83"/>
    </style:style>
    <style:style style:name="P23" style:family="paragraph" style:parent-style-name="Table_20_Contents">
      <style:text-properties officeooo:rsid="003b560c" officeooo:paragraph-rsid="003b560c"/>
    </style:style>
    <style:style style:name="P24" style:family="paragraph" style:parent-style-name="Table_20_Contents">
      <style:text-properties officeooo:rsid="0028c24d" officeooo:paragraph-rsid="0028c24d"/>
    </style:style>
    <style:style style:name="P25" style:family="paragraph" style:parent-style-name="Table_20_Contents">
      <style:text-properties officeooo:rsid="003d3d19" officeooo:paragraph-rsid="003d3d19"/>
    </style:style>
    <style:style style:name="P26" style:family="paragraph" style:parent-style-name="Table_20_Contents">
      <style:text-properties officeooo:rsid="00355b39" officeooo:paragraph-rsid="003d3d19"/>
    </style:style>
    <style:style style:name="P27" style:family="paragraph" style:parent-style-name="Table_20_Contents">
      <style:text-properties officeooo:rsid="00349fd8" officeooo:paragraph-rsid="00349fd8"/>
    </style:style>
    <style:style style:name="P28" style:family="paragraph" style:parent-style-name="Table_20_Contents">
      <style:text-properties officeooo:rsid="0024609a" officeooo:paragraph-rsid="0024609a"/>
    </style:style>
    <style:style style:name="P29" style:family="paragraph" style:parent-style-name="Table_20_Contents">
      <style:text-properties officeooo:rsid="00212315" officeooo:paragraph-rsid="00212315"/>
    </style:style>
    <style:style style:name="P30" style:family="paragraph" style:parent-style-name="Table_20_Contents">
      <style:text-properties officeooo:rsid="00212315" officeooo:paragraph-rsid="0043a64a"/>
    </style:style>
    <style:style style:name="P31" style:family="paragraph" style:parent-style-name="Table_20_Contents">
      <style:text-properties officeooo:rsid="002c1694" officeooo:paragraph-rsid="002c1694"/>
    </style:style>
    <style:style style:name="P32" style:family="paragraph" style:parent-style-name="Table_20_Contents">
      <style:text-properties officeooo:rsid="0040581f" officeooo:paragraph-rsid="0040581f"/>
    </style:style>
    <style:style style:name="P33" style:family="paragraph" style:parent-style-name="Table_20_Contents">
      <style:text-properties officeooo:rsid="0040581f" officeooo:paragraph-rsid="0040ebce"/>
    </style:style>
    <style:style style:name="P34" style:family="paragraph" style:parent-style-name="Table_20_Contents">
      <style:text-properties fo:font-size="6pt" officeooo:rsid="001ec8d6" officeooo:paragraph-rsid="001ec8d6" style:font-size-asian="6pt" style:font-size-complex="6pt"/>
    </style:style>
    <style:style style:name="P35" style:family="paragraph" style:parent-style-name="Table_20_Contents">
      <style:text-properties fo:font-size="6pt" officeooo:rsid="001f2fe0" officeooo:paragraph-rsid="001f2fe0" style:font-size-asian="6pt" style:font-size-complex="6pt"/>
    </style:style>
    <style:style style:name="P36" style:family="paragraph" style:parent-style-name="Table_20_Contents">
      <style:text-properties fo:font-size="6pt" officeooo:rsid="00212315" officeooo:paragraph-rsid="00212315" style:font-size-asian="6pt" style:font-size-complex="6pt"/>
    </style:style>
    <style:style style:name="P37" style:family="paragraph" style:parent-style-name="Table_20_Contents">
      <style:text-properties officeooo:rsid="003132d1" officeooo:paragraph-rsid="003132d1"/>
    </style:style>
    <style:style style:name="P38" style:family="paragraph" style:parent-style-name="Table_20_Contents">
      <style:text-properties officeooo:rsid="0041dfba" officeooo:paragraph-rsid="0041dfba"/>
    </style:style>
    <style:style style:name="P39" style:family="paragraph" style:parent-style-name="Table_20_Contents">
      <style:text-properties officeooo:rsid="00458c5d" officeooo:paragraph-rsid="00458c5d"/>
    </style:style>
    <style:style style:name="P40" style:family="paragraph" style:parent-style-name="Table_20_Contents">
      <style:text-properties officeooo:rsid="004592b0" officeooo:paragraph-rsid="004592b0"/>
    </style:style>
    <style:style style:name="T1" style:family="text">
      <style:text-properties officeooo:rsid="00212315"/>
    </style:style>
    <style:style style:name="T2" style:family="text">
      <style:text-properties officeooo:rsid="0021e351"/>
    </style:style>
    <style:style style:name="T3" style:family="text">
      <style:text-properties officeooo:rsid="0024609a"/>
    </style:style>
    <style:style style:name="T4" style:family="text">
      <style:text-properties officeooo:rsid="0024f06b"/>
    </style:style>
    <style:style style:name="T5" style:family="text">
      <style:text-properties officeooo:rsid="0026a7ff"/>
    </style:style>
    <style:style style:name="T6" style:family="text">
      <style:text-properties officeooo:rsid="0027baab"/>
    </style:style>
    <style:style style:name="T7" style:family="text">
      <style:text-properties officeooo:rsid="0030ed83"/>
    </style:style>
    <style:style style:name="T8" style:family="text">
      <style:text-properties officeooo:rsid="0035b438"/>
    </style:style>
    <style:style style:name="T9" style:family="text">
      <style:text-properties officeooo:rsid="0035c542"/>
    </style:style>
    <style:style style:name="T10" style:family="text">
      <style:text-properties officeooo:rsid="003d3d19"/>
    </style:style>
    <style:style style:name="T11" style:family="text">
      <style:text-properties officeooo:rsid="0040581f"/>
    </style:style>
    <style:style style:name="T12" style:family="text">
      <style:text-properties officeooo:rsid="0040ebce"/>
    </style:style>
    <style:style style:name="T13" style:family="text">
      <style:text-properties officeooo:rsid="003132d1"/>
    </style:style>
    <style:style style:name="T14" style:family="text">
      <style:text-properties officeooo:rsid="0041dfba"/>
    </style:style>
    <style:style style:name="T15" style:family="text">
      <style:text-properties officeooo:rsid="00428254"/>
    </style:style>
    <style:style style:name="T16" style:family="text">
      <style:text-properties officeooo:rsid="0043a64a"/>
    </style:style>
    <style:style style:name="T17" style:family="text">
      <style:text-properties officeooo:rsid="0044a9b4"/>
    </style:style>
    <style:style style:name="T18" style:family="text">
      <style:text-properties officeooo:rsid="00458c5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Quelques commandes Linux et Windows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3">Commande</text:p>
          </table:table-cell>
          <table:table-cell table:style-name="Tableau1.A1" office:value-type="string">
            <text:p text:style-name="P12"><text:span text:style-name="T1">L</text:span>inux</text:p>
          </table:table-cell>
          <table:table-cell table:style-name="Tableau1.C1" office:value-type="string">
            <text:p text:style-name="P12">Windows</text:p>
          </table:table-cell>
        </table:table-row>
        <table:table-row>
          <table:table-cell table:style-name="Tableau1.A2" office:value-type="string">
            <text:p text:style-name="P1">aide <text:span text:style-name="T6">sur une commande</text:span></text:p>
          </table:table-cell>
          <table:table-cell table:style-name="Tableau1.A2" office:value-type="string">
            <text:p text:style-name="P1">man (ex : man cd)</text:p>
            <text:p text:style-name="P16">ou paramètre --help (ex cd --help)</text:p>
          </table:table-cell>
          <table:table-cell table:style-name="Tableau1.C2" office:value-type="string">
            <text:p text:style-name="P1">paramètre /? (ex : cd /?)</text:p>
          </table:table-cell>
        </table:table-row>
        <table:table-row>
          <table:table-cell table:style-name="Tableau1.A2" office:value-type="string">
            <text:p text:style-name="P5">efface l’écran</text:p>
          </table:table-cell>
          <table:table-cell table:style-name="Tableau1.A2" office:value-type="string">
            <text:p text:style-name="P5">clear</text:p>
          </table:table-cell>
          <table:table-cell table:style-name="Tableau1.C2" office:value-type="string">
            <text:p text:style-name="P5">cls</text:p>
          </table:table-cell>
        </table:table-row>
        <table:table-row>
          <table:table-cell table:style-name="Tableau1.A2" office:value-type="string">
            <text:p text:style-name="P17">complétion</text:p>
          </table:table-cell>
          <table:table-cell table:style-name="Tableau1.A2" office:value-type="string">
            <text:p text:style-name="P17">touche tab <text:span text:style-name="T10">(ou tab tab)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9">interrompre la commande en cours</text:p>
          </table:table-cell>
          <table:table-cell table:style-name="Tableau1.A2" office:value-type="string">
            <text:p text:style-name="P19">touche Ctrl + c</text:p>
          </table:table-cell>
          <table:table-cell table:style-name="Tableau1.C2" office:value-type="string">
            <text:p text:style-name="P19">touche Ctrl + c</text:p>
          </table:table-cell>
        </table:table-row>
        <table:table-row>
          <table:table-cell table:style-name="Tableau1.A2" office:value-type="string">
            <text:p text:style-name="P17">historique des commandes</text:p>
          </table:table-cell>
          <table:table-cell table:style-name="Tableau1.A2" office:value-type="string">
            <text:p text:style-name="P17">flèches du clavier</text:p>
          </table:table-cell>
          <table:table-cell table:style-name="Tableau1.C2" office:value-type="string">
            <text:p text:style-name="P17">flèches du clavier</text:p>
          </table:table-cell>
        </table:table-row>
        <table:table-row>
          <table:table-cell table:style-name="Tableau1.A2" office:value-type="string">
            <text:p text:style-name="P34"/>
          </table:table-cell>
          <table:table-cell table:style-name="Tableau1.A2" office:value-type="string">
            <text:p text:style-name="P34"/>
          </table:table-cell>
          <table:table-cell table:style-name="Tableau1.C2" office:value-type="string">
            <text:p text:style-name="P35"/>
          </table:table-cell>
        </table:table-row>
        <table:table-row>
          <table:table-cell table:style-name="Tableau1.A2" office:value-type="string">
            <text:p text:style-name="P1">change de répertoire en cours</text:p>
            <text:p text:style-name="P2">remonte d’un niveau</text:p>
            <text:p text:style-name="P2">va à la racine</text:p>
            <text:p text:style-name="P2">va au répertoire personnel</text:p>
          </table:table-cell>
          <table:table-cell table:style-name="Tableau1.A2" office:value-type="string">
            <text:p text:style-name="P2">cd</text:p>
            <text:p text:style-name="P2">cd ..</text:p>
            <text:p text:style-name="P2">cd /</text:p>
            <text:p text:style-name="P2">cd ~</text:p>
          </table:table-cell>
          <table:table-cell table:style-name="Tableau1.C2" office:value-type="string">
            <text:p text:style-name="P2">cd</text:p>
            <text:p text:style-name="P2">cd ..</text:p>
            <text:p text:style-name="P2">cd \</text:p>
            <text:p text:style-name="P2">cd %HOMEPATH%</text:p>
          </table:table-cell>
        </table:table-row>
        <table:table-row>
          <table:table-cell table:style-name="Tableau1.A2" office:value-type="string">
            <text:p text:style-name="P5">liste des fichiers</text:p>
            <text:p text:style-name="P22">fichiers dont le nom fini par .txt</text:p>
            <text:p text:style-name="P23">liste aussi les fichiers cachés</text:p>
            <text:p text:style-name="P14">liste aussi les sous répertoires</text:p>
            <text:p text:style-name="P17">affiche l’arborescence</text:p>
            <text:p text:style-name="P25">nom du répertoire courant</text:p>
          </table:table-cell>
          <table:table-cell table:style-name="Tableau1.A2" office:value-type="string">
            <text:p text:style-name="P15"><text:span text:style-name="T7">l</text:span><text:span text:style-name="T1">s</text:span></text:p>
            <text:p text:style-name="P22">ls *.txt</text:p>
            <text:p text:style-name="P23">ls -A</text:p>
            <text:p text:style-name="P14">ls -R</text:p>
            <text:p text:style-name="P17">tree</text:p>
            <text:p text:style-name="P25">pwd</text:p>
          </table:table-cell>
          <table:table-cell table:style-name="Tableau1.C2" office:value-type="string">
            <text:p text:style-name="P5"><text:span text:style-name="T7">d</text:span>ir</text:p>
            <text:p text:style-name="P22">dir *.txt</text:p>
            <text:p text:style-name="P23">dir /ah</text:p>
            <text:p text:style-name="P14">dir /s</text:p>
            <text:p text:style-name="P14"/>
            <text:p text:style-name="P25">chdir</text:p>
          </table:table-cell>
        </table:table-row>
        <table:table-row>
          <table:table-cell table:style-name="Tableau1.A2" office:value-type="string">
            <text:p text:style-name="P2">copie un fichier</text:p>
            <text:p text:style-name="P2">déplace un fichier</text:p>
            <text:p text:style-name="P2">renomme un fichier</text:p>
            <text:p text:style-name="P2">supprime un fichier</text:p>
          </table:table-cell>
          <table:table-cell table:style-name="Tableau1.A2" office:value-type="string">
            <text:p text:style-name="P3">cp</text:p>
            <text:p text:style-name="P3">mv</text:p>
            <text:p text:style-name="P2">mv</text:p>
            <text:p text:style-name="P5">rm</text:p>
          </table:table-cell>
          <table:table-cell table:style-name="Tableau1.C2" office:value-type="string">
            <text:p text:style-name="P2">copy</text:p>
            <text:p text:style-name="P2">move</text:p>
            <text:p text:style-name="P2">ren <text:span text:style-name="T3">ou move</text:span></text:p>
            <text:p text:style-name="P5">del</text:p>
          </table:table-cell>
        </table:table-row>
        <table:table-row>
          <table:table-cell table:style-name="Tableau1.A2" office:value-type="string">
            <text:p text:style-name="P5">crée un répertoire</text:p>
            <text:p text:style-name="P7">copie un répertoire</text:p>
            <text:p text:style-name="P4">déplace un <text:span text:style-name="T2">répertoire</text:span></text:p>
            <text:p text:style-name="P4">renomme un <text:span text:style-name="T2">répertoire</text:span></text:p>
            <text:p text:style-name="P6">supprime un répertoire</text:p>
          </table:table-cell>
          <table:table-cell table:style-name="Tableau1.A2" office:value-type="string">
            <text:p text:style-name="P5">mkdir</text:p>
            <text:p text:style-name="P7">cp -<text:span text:style-name="T4">r</text:span></text:p>
            <text:p text:style-name="P8">mv</text:p>
            <text:p text:style-name="P8">mv</text:p>
            <text:p text:style-name="P9">rm -r</text:p>
          </table:table-cell>
          <table:table-cell table:style-name="Tableau1.C2" office:value-type="string">
            <text:p text:style-name="P5">mkdir</text:p>
            <text:p text:style-name="P7">xcopy</text:p>
            <text:p text:style-name="P8">xcopy</text:p>
            <text:p text:style-name="P9">move</text:p>
            <text:p text:style-name="P5">rmdir</text:p>
          </table:table-cell>
        </table:table-row>
        <table:table-row>
          <table:table-cell table:style-name="Tableau1.A2" office:value-type="string">
            <text:p text:style-name="P3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35"/>
          </table:table-cell>
        </table:table-row>
        <table:table-row>
          <table:table-cell table:style-name="Tableau1.A2" office:value-type="string">
            <text:p text:style-name="P9">affiche le contenu d’un fichier</text:p>
            <text:p text:style-name="P25">affiche le début ou la fin du fichier</text:p>
            <text:p text:style-name="P31">éditer un fichier <text:span text:style-name="T14">interactivement</text:span></text:p>
            <text:p text:style-name="P38">créer un fichier vide</text:p>
          </table:table-cell>
          <table:table-cell table:style-name="Tableau1.A2" office:value-type="string">
            <text:p text:style-name="P9">cat <text:span text:style-name="T5">ou less</text:span></text:p>
            <text:p text:style-name="P25">head ou tail</text:p>
            <text:p text:style-name="P31">nano</text:p>
            <text:p text:style-name="P38">touch fichier.txt</text:p>
          </table:table-cell>
          <table:table-cell table:style-name="Tableau1.C2" office:value-type="string">
            <text:p text:style-name="P9">type</text:p>
            <text:p text:style-name="P9"/>
            <text:p text:style-name="P31">notepad.exe</text:p>
            <text:p text:style-name="P31">echo. &gt; fi<text:span text:style-name="T15">chier.txt</text:span></text:p>
          </table:table-cell>
        </table:table-row>
        <table:table-row>
          <table:table-cell table:style-name="Tableau1.A2" office:value-type="string">
            <text:p text:style-name="P5">affiche un message</text:p>
          </table:table-cell>
          <table:table-cell table:style-name="Tableau1.A2" office:value-type="string">
            <text:p text:style-name="P5"><text:span text:style-name="T16">e</text:span>cho '<text:span text:style-name="T16">coucou'</text:span></text:p>
          </table:table-cell>
          <table:table-cell table:style-name="Tableau1.C2" office:value-type="string">
            <text:p text:style-name="P30"><text:span text:style-name="T16">e</text:span>cho '<text:span text:style-name="T16">coucou'</text:span></text:p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C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32">liste des processus</text:p>
            <text:p text:style-name="P32">tuer un processus</text:p>
          </table:table-cell>
          <table:table-cell table:style-name="Tableau1.A2" office:value-type="string">
            <text:p text:style-name="P32">ps ou pstree</text:p>
            <text:p text:style-name="P32">kill ou kill -9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C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26">liste des fichiers avec permissions</text:p>
            <text:p text:style-name="P11">permissions d’accès</text:p>
          </table:table-cell>
          <table:table-cell table:style-name="Tableau1.A2" office:value-type="string">
            <text:p text:style-name="P26">ls -l</text:p>
            <text:p text:style-name="P11">chmod <text:span text:style-name="T17">ugo+rwx</text:span></text:p>
          </table:table-cell>
          <table:table-cell table:style-name="Tableau1.C2" office:value-type="string">
            <text:p text:style-name="P11"/>
            <text:p text:style-name="P11">icacls</text:p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/>
          </table:table-cell>
          <table:table-cell table:style-name="Tableau1.C2" office:value-type="string">
            <text:p text:style-name="P36"/>
          </table:table-cell>
        </table:table-row>
        <table:table-row>
          <table:table-cell table:style-name="Tableau1.A2" office:value-type="string">
            <text:p text:style-name="P18">cherche <text:span text:style-name="T9">dans les noms </text:span>des fichiers</text:p>
          </table:table-cell>
          <table:table-cell table:style-name="Tableau1.A2" office:value-type="string">
            <text:p text:style-name="P18">find -iname</text:p>
          </table:table-cell>
          <table:table-cell table:style-name="Tableau1.C2" office:value-type="string">
            <text:p text:style-name="P18">dir /s</text:p>
          </table:table-cell>
        </table:table-row>
        <table:table-row>
          <table:table-cell table:style-name="Tableau1.A2" office:value-type="string">
            <text:p text:style-name="P15"><text:span text:style-name="T1">cherche </text:span><text:span text:style-name="T9">dans le contenu des</text:span><text:span text:style-name="T7"> fichier</text:span><text:span text:style-name="T9">s</text:span></text:p>
          </table:table-cell>
          <table:table-cell table:style-name="Tableau1.A2" office:value-type="string">
            <text:p text:style-name="P5">grep</text:p>
          </table:table-cell>
          <table:table-cell table:style-name="Tableau1.C2" office:value-type="string">
            <text:p text:style-name="P5">find<text:span text:style-name="T8">str</text:span></text:p>
          </table:table-cell>
        </table:table-row>
        <table:table-row>
          <table:table-cell table:style-name="Tableau1.A2" office:value-type="string">
            <text:p text:style-name="P37">redir<text:span text:style-name="T12">ection</text:span> c<text:span text:style-name="T11">md</text:span> <text:span text:style-name="T11">vers cmd </text:span><text:span text:style-name="T18">avec |</text:span></text:p>
            <text:p text:style-name="P33"><text:span text:style-name="T13">redir</text:span><text:span text:style-name="T12">ection</text:span> cmd vers fichier <text:span text:style-name="T18">avec &gt;</text:span></text:p>
            <text:p text:style-name="P33"><text:span text:style-name="T13">redir</text:span><text:span text:style-name="T12">ection</text:span> fichier vers cmd <text:span text:style-name="T18">avec &lt;</text:span></text:p>
          </table:table-cell>
          <table:table-cell table:style-name="Tableau1.A2" office:value-type="string">
            <text:p text:style-name="Table_20_Contents">ls | wc -l</text:p>
            <text:p text:style-name="P33">ls &gt; <text:span text:style-name="T6">fichier.txt</text:span></text:p>
            <text:p text:style-name="P33">tr 'a-z' 'A-Z' &lt; <text:span text:style-name="T14">minuscules</text:span>.txt</text:p>
          </table:table-cell>
          <table:table-cell table:style-name="Tableau1.C2" office:value-type="string">
            <text:p text:style-name="P39">dir | find /c /v ""</text:p>
            <text:p text:style-name="P40">dir &gt; fichier.tx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6T21:24:18.718000000</meta:creation-date>
    <dc:date>2024-03-23T11:46:11.201370348</dc:date>
    <meta:editing-duration>PT1H39M25S</meta:editing-duration>
    <meta:editing-cycles>25</meta:editing-cycles>
    <meta:generator>LibreOffice/7.3.7.2$Linux_X86_64 LibreOffice_project/30$Build-2</meta:generator>
    <meta:document-statistic meta:table-count="1" meta:image-count="0" meta:object-count="0" meta:page-count="1" meta:paragraph-count="112" meta:word-count="309" meta:character-count="1597" meta:non-whitespace-character-count="1402"/>
  </office:meta>
</office:document-meta>
</file>